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5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03039" calcext:value-type="float">
            <text:p><text:s text:c="3"/>103,039</text:p>
          </table:table-cell>
          <table:table-cell table:style-name="ce25" office:value-type="float" office:value="19825" calcext:value-type="float">
            <text:p><text:s text:c="3"/>19,825</text:p>
          </table:table-cell>
          <table:table-cell table:style-name="ce25" office:value-type="float" office:value="8098" calcext:value-type="float">
            <text:p><text:s text:c="3"/>8,098</text:p>
          </table:table-cell>
          <table:table-cell table:style-name="ce25" office:value-type="float" office:value="6978" calcext:value-type="float">
            <text:p><text:s text:c="3"/>6,978</text:p>
          </table:table-cell>
          <table:table-cell table:style-name="ce25" office:value-type="float" office:value="3382" calcext:value-type="float">
            <text:p><text:s text:c="3"/>3,382</text:p>
          </table:table-cell>
          <table:table-cell table:style-name="ce25" office:value-type="float" office:value="3027" calcext:value-type="float">
            <text:p><text:s text:c="3"/>3,027</text:p>
          </table:table-cell>
          <table:table-cell table:style-name="ce25" office:value-type="float" office:value="1794" calcext:value-type="float">
            <text:p><text:s text:c="3"/>1,794</text:p>
          </table:table-cell>
          <table:table-cell table:style-name="ce25" office:value-type="float" office:value="3063" calcext:value-type="float">
            <text:p><text:s text:c="3"/>3,063</text:p>
          </table:table-cell>
          <table:table-cell table:style-name="ce25" office:value-type="float" office:value="8817" calcext:value-type="float">
            <text:p><text:s text:c="3"/>8,817</text:p>
          </table:table-cell>
          <table:table-cell table:style-name="ce25" office:value-type="float" office:value="452" calcext:value-type="float">
            <text:p><text:s text:c="3"/>45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072" calcext:value-type="float">
            <text:p><text:s text:c="3"/>4,072</text:p>
          </table:table-cell>
          <table:table-cell table:style-name="ce25" office:value-type="float" office:value="41831" calcext:value-type="float">
            <text:p><text:s text:c="3"/>41,831</text:p>
          </table:table-cell>
          <table:table-cell table:style-name="ce25" office:value-type="float" office:value="1697" calcext:value-type="float">
            <text:p><text:s text:c="3"/>1,697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83608" calcext:value-type="float">
            <text:p><text:s text:c="3"/>83,608</text:p>
          </table:table-cell>
          <table:table-cell table:style-name="ce25" office:value-type="float" office:value="2051" calcext:value-type="float">
            <text:p><text:s text:c="3"/>2,051</text:p>
          </table:table-cell>
          <table:table-cell table:style-name="ce25" office:value-type="float" office:value="8776" calcext:value-type="float">
            <text:p><text:s text:c="3"/>8,776</text:p>
          </table:table-cell>
          <table:table-cell table:style-name="ce25" office:value-type="float" office:value="5481" calcext:value-type="float">
            <text:p><text:s text:c="3"/>5,481</text:p>
          </table:table-cell>
          <table:table-cell table:style-name="ce25" office:value-type="float" office:value="4476" calcext:value-type="float">
            <text:p><text:s text:c="3"/>4,476</text:p>
          </table:table-cell>
          <table:table-cell table:style-name="ce25" office:value-type="float" office:value="3996" calcext:value-type="float">
            <text:p><text:s text:c="3"/>3,996</text:p>
          </table:table-cell>
          <table:table-cell table:style-name="ce25" office:value-type="float" office:value="2230" calcext:value-type="float">
            <text:p><text:s text:c="3"/>2,230</text:p>
          </table:table-cell>
          <table:table-cell table:style-name="ce25" office:value-type="float" office:value="2619" calcext:value-type="float">
            <text:p><text:s text:c="3"/>2,619</text:p>
          </table:table-cell>
          <table:table-cell table:style-name="ce25" office:value-type="float" office:value="7556" calcext:value-type="float">
            <text:p><text:s text:c="3"/>7,556</text:p>
          </table:table-cell>
          <table:table-cell table:style-name="ce25" office:value-type="float" office:value="477" calcext:value-type="float">
            <text:p><text:s text:c="3"/>477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072" calcext:value-type="float">
            <text:p><text:s text:c="3"/>4,072</text:p>
          </table:table-cell>
          <table:table-cell table:style-name="ce25" office:value-type="float" office:value="41831" calcext:value-type="float">
            <text:p><text:s text:c="3"/>41,831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9" office:value-type="float" office:value="19431" calcext:value-type="float">
            <text:p><text:s text:c="3"/>19,43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7045" calcext:value-type="float">
            <text:p><text:s text:c="3"/>47,045</text:p>
          </table:table-cell>
          <table:table-cell table:style-name="ce25" office:value-type="float" office:value="8970" calcext:value-type="float">
            <text:p><text:s text:c="3"/>8,970</text:p>
          </table:table-cell>
          <table:table-cell table:style-name="ce25" office:value-type="float" office:value="3761" calcext:value-type="float">
            <text:p><text:s text:c="3"/>3,761</text:p>
          </table:table-cell>
          <table:table-cell table:style-name="ce25" office:value-type="float" office:value="3333" calcext:value-type="float">
            <text:p><text:s text:c="3"/>3,333</text:p>
          </table:table-cell>
          <table:table-cell table:style-name="ce25" office:value-type="float" office:value="1644" calcext:value-type="float">
            <text:p><text:s text:c="3"/>1,644</text:p>
          </table:table-cell>
          <table:table-cell table:style-name="ce25" office:value-type="float" office:value="1347" calcext:value-type="float">
            <text:p><text:s text:c="3"/>1,347</text:p>
          </table:table-cell>
          <table:table-cell table:style-name="ce25" office:value-type="float" office:value="835" calcext:value-type="float">
            <text:p><text:s text:c="3"/>835</text:p>
          </table:table-cell>
          <table:table-cell table:style-name="ce25" office:value-type="float" office:value="1431" calcext:value-type="float">
            <text:p><text:s text:c="3"/>1,431</text:p>
          </table:table-cell>
          <table:table-cell table:style-name="ce25" office:value-type="float" office:value="3944" calcext:value-type="float">
            <text:p><text:s text:c="3"/>3,944</text:p>
          </table:table-cell>
          <table:table-cell table:style-name="ce25" office:value-type="float" office:value="278" calcext:value-type="float">
            <text:p><text:s text:c="3"/>278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819" calcext:value-type="float">
            <text:p><text:s text:c="3"/>1,819</text:p>
          </table:table-cell>
          <table:table-cell table:style-name="ce25" office:value-type="float" office:value="19179" calcext:value-type="float">
            <text:p><text:s text:c="3"/>19,179</text:p>
          </table:table-cell>
          <table:table-cell table:style-name="ce25" office:value-type="float" office:value="502" calcext:value-type="float">
            <text:p><text:s text:c="3"/>502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25" office:value-type="float" office:value="38573" calcext:value-type="float">
            <text:p><text:s text:c="3"/>38,573</text:p>
          </table:table-cell>
          <table:table-cell table:style-name="ce25" office:value-type="float" office:value="991" calcext:value-type="float">
            <text:p><text:s text:c="3"/>991</text:p>
          </table:table-cell>
          <table:table-cell table:style-name="ce25" office:value-type="float" office:value="4117" calcext:value-type="float">
            <text:p><text:s text:c="3"/>4,117</text:p>
          </table:table-cell>
          <table:table-cell table:style-name="ce25" office:value-type="float" office:value="2444" calcext:value-type="float">
            <text:p><text:s text:c="3"/>2,444</text:p>
          </table:table-cell>
          <table:table-cell table:style-name="ce25" office:value-type="float" office:value="2047" calcext:value-type="float">
            <text:p><text:s text:c="3"/>2,047</text:p>
          </table:table-cell>
          <table:table-cell table:style-name="ce25" office:value-type="float" office:value="1834" calcext:value-type="float">
            <text:p><text:s text:c="3"/>1,834</text:p>
          </table:table-cell>
          <table:table-cell table:style-name="ce25" office:value-type="float" office:value="1006" calcext:value-type="float">
            <text:p><text:s text:c="3"/>1,006</text:p>
          </table:table-cell>
          <table:table-cell table:style-name="ce25" office:value-type="float" office:value="1183" calcext:value-type="float">
            <text:p><text:s text:c="3"/>1,183</text:p>
          </table:table-cell>
          <table:table-cell table:style-name="ce25" office:value-type="float" office:value="3668" calcext:value-type="float">
            <text:p><text:s text:c="3"/>3,668</text:p>
          </table:table-cell>
          <table:table-cell table:style-name="ce25" office:value-type="float" office:value="274" calcext:value-type="float">
            <text:p><text:s text:c="3"/>27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819" calcext:value-type="float">
            <text:p><text:s text:c="3"/>1,819</text:p>
          </table:table-cell>
          <table:table-cell table:style-name="ce25" office:value-type="float" office:value="19179" calcext:value-type="float">
            <text:p><text:s text:c="3"/>19,179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43" office:value-type="float" office:value="8472" calcext:value-type="float">
            <text:p><text:s text:c="3"/>8,47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5994" calcext:value-type="float">
            <text:p><text:s text:c="3"/>55,994</text:p>
          </table:table-cell>
          <table:table-cell table:style-name="ce25" office:value-type="float" office:value="10855" calcext:value-type="float">
            <text:p><text:s text:c="3"/>10,855</text:p>
          </table:table-cell>
          <table:table-cell table:style-name="ce25" office:value-type="float" office:value="4337" calcext:value-type="float">
            <text:p><text:s text:c="3"/>4,337</text:p>
          </table:table-cell>
          <table:table-cell table:style-name="ce25" office:value-type="float" office:value="3645" calcext:value-type="float">
            <text:p><text:s text:c="3"/>3,645</text:p>
          </table:table-cell>
          <table:table-cell table:style-name="ce25" office:value-type="float" office:value="1738" calcext:value-type="float">
            <text:p><text:s text:c="3"/>1,738</text:p>
          </table:table-cell>
          <table:table-cell table:style-name="ce25" office:value-type="float" office:value="1680" calcext:value-type="float">
            <text:p><text:s text:c="3"/>1,680</text:p>
          </table:table-cell>
          <table:table-cell table:style-name="ce25" office:value-type="float" office:value="959" calcext:value-type="float">
            <text:p><text:s text:c="3"/>959</text:p>
          </table:table-cell>
          <table:table-cell table:style-name="ce25" office:value-type="float" office:value="1632" calcext:value-type="float">
            <text:p><text:s text:c="3"/>1,632</text:p>
          </table:table-cell>
          <table:table-cell table:style-name="ce25" office:value-type="float" office:value="4873" calcext:value-type="float">
            <text:p><text:s text:c="3"/>4,873</text:p>
          </table:table-cell>
          <table:table-cell table:style-name="ce25" office:value-type="float" office:value="174" calcext:value-type="float">
            <text:p><text:s text:c="3"/>174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53" calcext:value-type="float">
            <text:p><text:s text:c="3"/>2,253</text:p>
          </table:table-cell>
          <table:table-cell table:style-name="ce25" office:value-type="float" office:value="22652" calcext:value-type="float">
            <text:p><text:s text:c="3"/>22,652</text:p>
          </table:table-cell>
          <table:table-cell table:style-name="ce25" office:value-type="float" office:value="1195" calcext:value-type="float">
            <text:p><text:s text:c="3"/>1,195</text:p>
          </table:table-cell>
          <table:table-cell table:style-name="ce25" office:value-type="float" office:value="1" calcext:value-type="float">
            <text:p><text:s text:c="3"/>1</text:p>
          </table:table-cell>
          <table:table-cell table:style-name="ce25" office:value-type="float" office:value="45035" calcext:value-type="float">
            <text:p><text:s text:c="3"/>45,035</text:p>
          </table:table-cell>
          <table:table-cell table:style-name="ce25" office:value-type="float" office:value="1060" calcext:value-type="float">
            <text:p><text:s text:c="3"/>1,060</text:p>
          </table:table-cell>
          <table:table-cell table:style-name="ce25" office:value-type="float" office:value="4659" calcext:value-type="float">
            <text:p><text:s text:c="3"/>4,659</text:p>
          </table:table-cell>
          <table:table-cell table:style-name="ce25" office:value-type="float" office:value="3037" calcext:value-type="float">
            <text:p><text:s text:c="3"/>3,037</text:p>
          </table:table-cell>
          <table:table-cell table:style-name="ce25" office:value-type="float" office:value="2429" calcext:value-type="float">
            <text:p><text:s text:c="3"/>2,429</text:p>
          </table:table-cell>
          <table:table-cell table:style-name="ce25" office:value-type="float" office:value="2162" calcext:value-type="float">
            <text:p><text:s text:c="3"/>2,162</text:p>
          </table:table-cell>
          <table:table-cell table:style-name="ce25" office:value-type="float" office:value="1224" calcext:value-type="float">
            <text:p><text:s text:c="3"/>1,224</text:p>
          </table:table-cell>
          <table:table-cell table:style-name="ce25" office:value-type="float" office:value="1436" calcext:value-type="float">
            <text:p><text:s text:c="3"/>1,436</text:p>
          </table:table-cell>
          <table:table-cell table:style-name="ce25" office:value-type="float" office:value="3888" calcext:value-type="float">
            <text:p><text:s text:c="3"/>3,888</text:p>
          </table:table-cell>
          <table:table-cell table:style-name="ce25" office:value-type="float" office:value="203" calcext:value-type="float">
            <text:p><text:s text:c="3"/>203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53" calcext:value-type="float">
            <text:p><text:s text:c="3"/>2,253</text:p>
          </table:table-cell>
          <table:table-cell table:style-name="ce25" office:value-type="float" office:value="22652" calcext:value-type="float">
            <text:p><text:s text:c="3"/>22,652</text:p>
          </table:table-cell>
          <table:table-cell table:number-columns-repeated="2" table:style-name="ce25" office:value-type="float" office:value="16" calcext:value-type="float">
            <text:p><text:s text:c="3"/>16</text:p>
          </table:table-cell>
          <table:table-cell table:style-name="ce44" office:value-type="float" office:value="10959" calcext:value-type="float">
            <text:p><text:s text:c="3"/>10,95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20023" calcext:value-type="float">
            <text:p>20,023</text:p>
          </table:table-cell>
          <table:table-cell table:style-name="ce26" office:value-type="float" office:value="4574" calcext:value-type="float">
            <text:p>4,57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78" calcext:value-type="float">
            <text:p>4,578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1884" calcext:value-type="float">
            <text:p>1,884</text:p>
          </table:table-cell>
          <table:table-cell table:style-name="ce26" office:value-type="float" office:value="111" calcext:value-type="float">
            <text:p>11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32" calcext:value-type="float">
            <text:p>6,332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872" calcext:value-type="float">
            <text:p>14,872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13" calcext:value-type="float">
            <text:p>3,313</text:p>
          </table:table-cell>
          <table:table-cell table:style-name="ce26" office:value-type="float" office:value="1807" calcext:value-type="float">
            <text:p>1,807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1873" calcext:value-type="float">
            <text:p>1,873</text:p>
          </table:table-cell>
          <table:table-cell table:style-name="ce26" office:value-type="float" office:value="85" calcext:value-type="float">
            <text:p>8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32" calcext:value-type="float">
            <text:p>6,3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5151" calcext:value-type="float">
            <text:p>5,15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9128" calcext:value-type="float">
            <text:p>9,128</text:p>
          </table:table-cell>
          <table:table-cell table:style-name="ce27" office:value-type="float" office:value="2028" calcext:value-type="float">
            <text:p>2,0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46" calcext:value-type="float">
            <text:p>2,146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67" calcext:value-type="float">
            <text:p>6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71" calcext:value-type="float">
            <text:p>2,871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836" calcext:value-type="float">
            <text:p>6,836</text:p>
          </table:table-cell>
          <table:table-cell table:style-name="ce27" office:value-type="float" office:value="203" calcext:value-type="float">
            <text:p>20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08" calcext:value-type="float">
            <text:p>1,508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929" calcext:value-type="float">
            <text:p>929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71" calcext:value-type="float">
            <text:p>2,87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2292" calcext:value-type="float">
            <text:p>2,29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0895" calcext:value-type="float">
            <text:p>10,895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036" calcext:value-type="float">
            <text:p>8,036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2859" calcext:value-type="float">
            <text:p>2,85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5928" calcext:value-type="float">
            <text:p>15,928</text:p>
          </table:table-cell>
          <table:table-cell table:style-name="ce26" office:value-type="float" office:value="5605" calcext:value-type="float">
            <text:p>5,605</text:p>
          </table:table-cell>
          <table:table-cell table:style-name="ce26" office:value-type="float" office:value="3313" calcext:value-type="float">
            <text:p>3,3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109" calcext:value-type="float">
            <text:p>12,109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4578" calcext:value-type="float">
            <text:p>4,57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006" calcext:value-type="float">
            <text:p>1,006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3819" calcext:value-type="float">
            <text:p>3,81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080" calcext:value-type="float">
            <text:p>7,080</text:p>
          </table:table-cell>
          <table:table-cell table:style-name="ce27" office:value-type="float" office:value="2460" calcext:value-type="float">
            <text:p>2,460</text:p>
          </table:table-cell>
          <table:table-cell table:style-name="ce27" office:value-type="float" office:value="1508" calcext:value-type="float">
            <text:p>1,5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60" calcext:value-type="float">
            <text:p>2,060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661" calcext:value-type="float">
            <text:p>5,661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2146" calcext:value-type="float">
            <text:p>2,1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60" calcext:value-type="float">
            <text:p>2,0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419" calcext:value-type="float">
            <text:p>1,41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8848" calcext:value-type="float">
            <text:p>8,848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448" calcext:value-type="float">
            <text:p>6,448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2400" calcext:value-type="float">
            <text:p>2,40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726" calcext:value-type="float">
            <text:p>10,726</text:p>
          </table:table-cell>
          <table:table-cell table:style-name="ce26" office:value-type="float" office:value="1693" calcext:value-type="float">
            <text:p>1,693</text:p>
          </table:table-cell>
          <table:table-cell table:style-name="ce26" office:value-type="float" office:value="1807" calcext:value-type="float">
            <text:p>1,807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331" calcext:value-type="float">
            <text:p>1,331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61" calcext:value-type="float">
            <text:p>4,361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933" calcext:value-type="float">
            <text:p>7,933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159" calcext:value-type="float">
            <text:p>1,159</text:p>
          </table:table-cell>
          <table:table-cell table:style-name="ce26" office:value-type="float" office:value="72" calcext:value-type="float">
            <text:p>7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61" calcext:value-type="float">
            <text:p>4,3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2793" calcext:value-type="float">
            <text:p>2,79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03" calcext:value-type="float">
            <text:p>4,903</text:p>
          </table:table-cell>
          <table:table-cell table:style-name="ce27" office:value-type="float" office:value="796" calcext:value-type="float">
            <text:p>796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572" calcext:value-type="float">
            <text:p>572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06" calcext:value-type="float">
            <text:p>2,00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32" calcext:value-type="float">
            <text:p>3,732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579" calcext:value-type="float">
            <text:p>579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06" calcext:value-type="float">
            <text:p>2,00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171" calcext:value-type="float">
            <text:p>1,17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823" calcext:value-type="float">
            <text:p>5,823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1622" calcext:value-type="float">
            <text:p>1,62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3213" calcext:value-type="float">
            <text:p>13,213</text:p>
          </table:table-cell>
          <table:table-cell table:style-name="ce26" office:value-type="float" office:value="1872" calcext:value-type="float">
            <text:p>1,872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418" calcext:value-type="float">
            <text:p>2,418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63" calcext:value-type="float">
            <text:p>7,163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411" calcext:value-type="float">
            <text:p>10,411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633" calcext:value-type="float">
            <text:p>1,633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63" calcext:value-type="float">
            <text:p>7,163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5" office:value-type="float" office:value="2802" calcext:value-type="float">
            <text:p>2,80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935" calcext:value-type="float">
            <text:p>5,935</text:p>
          </table:table-cell>
          <table:table-cell table:style-name="ce27" office:value-type="float" office:value="856" calcext:value-type="float">
            <text:p>856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086" calcext:value-type="float">
            <text:p>1,086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94" calcext:value-type="float">
            <text:p>3,194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59" calcext:value-type="float">
            <text:p>4,659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43" calcext:value-type="float">
            <text:p>743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94" calcext:value-type="float">
            <text:p>3,19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276" calcext:value-type="float">
            <text:p>1,27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278" calcext:value-type="float">
            <text:p>7,278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69" calcext:value-type="float">
            <text:p>3,969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1526" calcext:value-type="float">
            <text:p>1,52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059" calcext:value-type="float">
            <text:p>7,059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50" calcext:value-type="float">
            <text:p>3,750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643" calcext:value-type="float">
            <text:p>5,643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5" calcext:value-type="float">
            <text:p>495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50" calcext:value-type="float">
            <text:p>3,750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1416" calcext:value-type="float">
            <text:p>1,416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05" calcext:value-type="float">
            <text:p>3,205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353" calcext:value-type="float">
            <text:p>353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15" calcext:value-type="float">
            <text:p>1,715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97" calcext:value-type="float">
            <text:p>2,597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254" calcext:value-type="float">
            <text:p>254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15" calcext:value-type="float">
            <text:p>1,71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608" calcext:value-type="float">
            <text:p>60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854" calcext:value-type="float">
            <text:p>3,854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808" calcext:value-type="float">
            <text:p>80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052" calcext:value-type="float">
            <text:p>11,052</text:p>
          </table:table-cell>
          <table:table-cell table:style-name="ce26" office:value-type="float" office:value="1818" calcext:value-type="float">
            <text:p>1,818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495" calcext:value-type="float">
            <text:p>49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62" calcext:value-type="float">
            <text:p>1,262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449" calcext:value-type="float">
            <text:p>6,449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700" calcext:value-type="float">
            <text:p>9,700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45" calcext:value-type="float">
            <text:p>1,245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449" calcext:value-type="float">
            <text:p>6,44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352" calcext:value-type="float">
            <text:p>1,352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058" calcext:value-type="float">
            <text:p>5,058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64" calcext:value-type="float">
            <text:p>56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23" calcext:value-type="float">
            <text:p>3,02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49" calcext:value-type="float">
            <text:p>4,549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92" calcext:value-type="float">
            <text:p>592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23" calcext:value-type="float">
            <text:p>3,02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509" calcext:value-type="float">
            <text:p>50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994" calcext:value-type="float">
            <text:p>5,994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51" calcext:value-type="float">
            <text:p>5,15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843" calcext:value-type="float">
            <text:p>84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4183" calcext:value-type="float">
            <text:p><text:s text:c="3"/>24,183</text:p>
          </table:table-cell>
          <table:table-cell table:style-name="ce29" office:value-type="float" office:value="3119" calcext:value-type="float">
            <text:p><text:s text:c="3"/>3,119</text:p>
          </table:table-cell>
          <table:table-cell table:style-name="ce29" office:value-type="float" office:value="1873" calcext:value-type="float">
            <text:p><text:s text:c="3"/>1,873</text:p>
          </table:table-cell>
          <table:table-cell table:style-name="ce29" office:value-type="float" office:value="1006" calcext:value-type="float">
            <text:p><text:s text:c="3"/>1,006</text:p>
          </table:table-cell>
          <table:table-cell table:style-name="ce29" office:value-type="float" office:value="1159" calcext:value-type="float">
            <text:p><text:s text:c="3"/>1,159</text:p>
          </table:table-cell>
          <table:table-cell table:style-name="ce29" office:value-type="float" office:value="1633" calcext:value-type="float">
            <text:p><text:s text:c="3"/>1,633</text:p>
          </table:table-cell>
          <table:table-cell table:style-name="ce29" office:value-type="float" office:value="530" calcext:value-type="float">
            <text:p><text:s text:c="3"/>530</text:p>
          </table:table-cell>
          <table:table-cell table:style-name="ce29" office:value-type="float" office:value="1245" calcext:value-type="float">
            <text:p><text:s text:c="3"/>1,24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0" calcext:value-type="float">
            <text:p><text:s text:c="3"/>11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068" calcext:value-type="float">
            <text:p><text:s text:c="3"/>4,068</text:p>
          </table:table-cell>
          <table:table-cell table:style-name="ce29" office:value-type="float" office:value="9028" calcext:value-type="float">
            <text:p><text:s text:c="3"/>9,028</text:p>
          </table:table-cell>
          <table:table-cell table:style-name="ce29" office:value-type="float" office:value="412" calcext:value-type="float">
            <text:p><text:s text:c="3"/>412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22267" calcext:value-type="float">
            <text:p><text:s text:c="3"/>22,267</text:p>
          </table:table-cell>
          <table:table-cell table:style-name="ce29" office:value-type="float" office:value="345" calcext:value-type="float">
            <text:p><text:s text:c="3"/>345</text:p>
          </table:table-cell>
          <table:table-cell table:style-name="ce29" office:value-type="float" office:value="1884" calcext:value-type="float">
            <text:p><text:s text:c="3"/>1,884</text:p>
          </table:table-cell>
          <table:table-cell table:style-name="ce29" office:value-type="float" office:value="994" calcext:value-type="float">
            <text:p><text:s text:c="3"/>994</text:p>
          </table:table-cell>
          <table:table-cell table:style-name="ce29" office:value-type="float" office:value="1331" calcext:value-type="float">
            <text:p><text:s text:c="3"/>1,331</text:p>
          </table:table-cell>
          <table:table-cell table:style-name="ce29" office:value-type="float" office:value="2418" calcext:value-type="float">
            <text:p><text:s text:c="3"/>2,418</text:p>
          </table:table-cell>
          <table:table-cell table:style-name="ce29" office:value-type="float" office:value="808" calcext:value-type="float">
            <text:p><text:s text:c="3"/>808</text:p>
          </table:table-cell>
          <table:table-cell table:style-name="ce29" office:value-type="float" office:value="1262" calcext:value-type="float">
            <text:p><text:s text:c="3"/>1,26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20" calcext:value-type="float">
            <text:p><text:s text:c="3"/>12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068" calcext:value-type="float">
            <text:p><text:s text:c="3"/>4,068</text:p>
          </table:table-cell>
          <table:table-cell table:style-name="ce29" office:value-type="float" office:value="9028" calcext:value-type="float">
            <text:p><text:s text:c="3"/>9,028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1916" calcext:value-type="float">
            <text:p>1,91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1264" calcext:value-type="float">
            <text:p><text:s text:c="3"/>11,264</text:p>
          </table:table-cell>
          <table:table-cell table:style-name="ce30" office:value-type="float" office:value="1480" calcext:value-type="float">
            <text:p><text:s text:c="3"/>1,480</text:p>
          </table:table-cell>
          <table:table-cell table:style-name="ce30" office:value-type="float" office:value="929" calcext:value-type="float">
            <text:p><text:s text:c="3"/>929</text:p>
          </table:table-cell>
          <table:table-cell table:style-name="ce30" office:value-type="float" office:value="501" calcext:value-type="float">
            <text:p><text:s text:c="3"/>501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30" office:value-type="float" office:value="743" calcext:value-type="float">
            <text:p><text:s text:c="3"/>743</text:p>
          </table:table-cell>
          <table:table-cell table:style-name="ce30" office:value-type="float" office:value="254" calcext:value-type="float">
            <text:p><text:s text:c="3"/>254</text:p>
          </table:table-cell>
          <table:table-cell table:style-name="ce30" office:value-type="float" office:value="592" calcext:value-type="float">
            <text:p><text:s text:c="3"/>59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0" calcext:value-type="float">
            <text:p><text:s text:c="3"/>7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816" calcext:value-type="float">
            <text:p><text:s text:c="3"/>1,816</text:p>
          </table:table-cell>
          <table:table-cell table:style-name="ce30" office:value-type="float" office:value="4204" calcext:value-type="float">
            <text:p><text:s text:c="3"/>4,204</text:p>
          </table:table-cell>
          <table:table-cell table:style-name="ce30" office:value-type="float" office:value="96" calcext:value-type="float">
            <text:p><text:s text:c="3"/>96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0144" calcext:value-type="float">
            <text:p><text:s text:c="3"/>10,144</text:p>
          </table:table-cell>
          <table:table-cell table:style-name="ce30" office:value-type="float" office:value="176" calcext:value-type="float">
            <text:p><text:s text:c="3"/>176</text:p>
          </table:table-cell>
          <table:table-cell table:style-name="ce30" office:value-type="float" office:value="874" calcext:value-type="float">
            <text:p><text:s text:c="3"/>874</text:p>
          </table:table-cell>
          <table:table-cell table:style-name="ce30" office:value-type="float" office:value="424" calcext:value-type="float">
            <text:p><text:s text:c="3"/>424</text:p>
          </table:table-cell>
          <table:table-cell table:style-name="ce30" office:value-type="float" office:value="572" calcext:value-type="float">
            <text:p><text:s text:c="3"/>572</text:p>
          </table:table-cell>
          <table:table-cell table:style-name="ce30" office:value-type="float" office:value="1086" calcext:value-type="float">
            <text:p><text:s text:c="3"/>1,086</text:p>
          </table:table-cell>
          <table:table-cell table:style-name="ce30" office:value-type="float" office:value="353" calcext:value-type="float">
            <text:p><text:s text:c="3"/>353</text:p>
          </table:table-cell>
          <table:table-cell table:style-name="ce30" office:value-type="float" office:value="564" calcext:value-type="float">
            <text:p><text:s text:c="3"/>56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1" calcext:value-type="float">
            <text:p><text:s text:c="3"/>7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816" calcext:value-type="float">
            <text:p><text:s text:c="3"/>1,816</text:p>
          </table:table-cell>
          <table:table-cell table:style-name="ce30" office:value-type="float" office:value="4204" calcext:value-type="float">
            <text:p><text:s text:c="3"/>4,204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120" calcext:value-type="float">
            <text:p>1,12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2919" calcext:value-type="float">
            <text:p><text:s text:c="3"/>12,919</text:p>
          </table:table-cell>
          <table:table-cell table:style-name="ce31" office:value-type="float" office:value="1639" calcext:value-type="float">
            <text:p><text:s text:c="3"/>1,639</text:p>
          </table:table-cell>
          <table:table-cell table:style-name="ce31" office:value-type="float" office:value="944" calcext:value-type="float">
            <text:p><text:s text:c="3"/>944</text:p>
          </table:table-cell>
          <table:table-cell table:style-name="ce31" office:value-type="float" office:value="505" calcext:value-type="float">
            <text:p><text:s text:c="3"/>505</text:p>
          </table:table-cell>
          <table:table-cell table:style-name="ce31" office:value-type="float" office:value="580" calcext:value-type="float">
            <text:p><text:s text:c="3"/>580</text:p>
          </table:table-cell>
          <table:table-cell table:style-name="ce31" office:value-type="float" office:value="890" calcext:value-type="float">
            <text:p><text:s text:c="3"/>890</text:p>
          </table:table-cell>
          <table:table-cell table:style-name="ce31" office:value-type="float" office:value="276" calcext:value-type="float">
            <text:p><text:s text:c="3"/>276</text:p>
          </table:table-cell>
          <table:table-cell table:style-name="ce31" office:value-type="float" office:value="653" calcext:value-type="float">
            <text:p><text:s text:c="3"/>65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52" calcext:value-type="float">
            <text:p><text:s text:c="3"/>2,252</text:p>
          </table:table-cell>
          <table:table-cell table:style-name="ce31" office:value-type="float" office:value="4824" calcext:value-type="float">
            <text:p><text:s text:c="3"/>4,824</text:p>
          </table:table-cell>
          <table:table-cell table:style-name="ce31" office:value-type="float" office:value="316" calcext:value-type="float">
            <text:p><text:s text:c="3"/>316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2123" calcext:value-type="float">
            <text:p><text:s text:c="3"/>12,123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31" office:value-type="float" office:value="1010" calcext:value-type="float">
            <text:p><text:s text:c="3"/>1,010</text:p>
          </table:table-cell>
          <table:table-cell table:style-name="ce31" office:value-type="float" office:value="570" calcext:value-type="float">
            <text:p><text:s text:c="3"/>570</text:p>
          </table:table-cell>
          <table:table-cell table:style-name="ce31" office:value-type="float" office:value="759" calcext:value-type="float">
            <text:p><text:s text:c="3"/>759</text:p>
          </table:table-cell>
          <table:table-cell table:style-name="ce31" office:value-type="float" office:value="1332" calcext:value-type="float">
            <text:p><text:s text:c="3"/>1,332</text:p>
          </table:table-cell>
          <table:table-cell table:style-name="ce31" office:value-type="float" office:value="455" calcext:value-type="float">
            <text:p><text:s text:c="3"/>455</text:p>
          </table:table-cell>
          <table:table-cell table:style-name="ce31" office:value-type="float" office:value="698" calcext:value-type="float">
            <text:p><text:s text:c="3"/>69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52" calcext:value-type="float">
            <text:p><text:s text:c="3"/>2,252</text:p>
          </table:table-cell>
          <table:table-cell table:style-name="ce31" office:value-type="float" office:value="4824" calcext:value-type="float">
            <text:p><text:s text:c="3"/>4,824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796" calcext:value-type="float">
            <text:p>79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40" calcext:value-type="float">
            <text:p>2,140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85" calcext:value-type="float">
            <text:p>1,88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146" calcext:value-type="float">
            <text:p>1,14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55" calcext:value-type="float">
            <text:p>25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23" calcext:value-type="float">
            <text:p>52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33" calcext:value-type="float">
            <text:p>13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28" calcext:value-type="float">
            <text:p>1,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6" calcext:value-type="float">
            <text:p>1,00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23" calcext:value-type="float">
            <text:p>62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2" calcext:value-type="float">
            <text:p>12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16" calcext:value-type="float">
            <text:p>2,616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22" calcext:value-type="float">
            <text:p>1,82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721" calcext:value-type="float">
            <text:p>7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94" calcext:value-type="float">
            <text:p>79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340" calcext:value-type="float">
            <text:p>34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43" calcext:value-type="float">
            <text:p>44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64" calcext:value-type="float">
            <text:p>1,364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3" calcext:value-type="float">
            <text:p>1,0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381" calcext:value-type="float">
            <text:p>38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51" calcext:value-type="float">
            <text:p>35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27" calcext:value-type="float">
            <text:p>1,727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526" calcext:value-type="float">
            <text:p>5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61" calcext:value-type="float">
            <text:p>26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33" calcext:value-type="float">
            <text:p>23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4" calcext:value-type="float">
            <text:p>12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293" calcext:value-type="float">
            <text:p>29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7" calcext:value-type="float">
            <text:p>13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870" calcext:value-type="float">
            <text:p>2,870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1292" calcext:value-type="float">
            <text:p>1,29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11" calcext:value-type="float">
            <text:p>3,31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1292" calcext:value-type="float">
            <text:p>1,29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441" calcext:value-type="float">
            <text:p><text:s/>－44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67" calcext:value-type="float">
            <text:p><text:s/>－16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26" calcext:value-type="float">
            <text:p>1,82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691" calcext:value-type="float">
            <text:p>6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74" calcext:value-type="float">
            <text:p><text:s/>－27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00" calcext:value-type="float">
            <text:p>1,40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479" calcext:value-type="float">
            <text:p>47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46" calcext:value-type="float">
            <text:p>4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2" calcext:value-type="float">
            <text:p>782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0" calcext:value-type="float">
            <text:p>1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74" calcext:value-type="float">
            <text:p>1,874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96" calcext:value-type="float">
            <text:p>1,89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313" calcext:value-type="float">
            <text:p>3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4" calcext:value-type="float">
            <text:p>1,034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1" calcext:value-type="float">
            <text:p>1,0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9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06" calcext:value-type="float">
            <text:p>1,406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05" calcext:value-type="float">
            <text:p>1,40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392" calcext:value-type="float">
            <text:p>39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69" calcext:value-type="float">
            <text:p>1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2" calcext:value-type="float">
            <text:p>782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23" calcext:value-type="float">
            <text:p>22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07" calcext:value-type="float">
            <text:p>2,607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22" calcext:value-type="float">
            <text:p>2,42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2" table:style-name="ce32" office:value-type="float" office:value="129" calcext:value-type="float">
            <text:p>129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185" calcext:value-type="float">
            <text:p>18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09" calcext:value-type="float">
            <text:p>10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92" calcext:value-type="float">
            <text:p>1,29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48" office:value-type="float" office:value="76" calcext:value-type="float">
            <text:p>7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18" calcext:value-type="float">
            <text:p>2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" calcext:value-type="float">
            <text:p>1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10" calcext:value-type="float">
            <text:p>1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10" calcext:value-type="float">
            <text:p>1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08" calcext:value-type="float">
            <text:p>10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65" calcext:value-type="float">
            <text:p>1,265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2" calcext:value-type="float">
            <text:p>1,28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356" calcext:value-type="float">
            <text:p>35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24" calcext:value-type="float">
            <text:p>1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0" calcext:value-type="float">
            <text:p>6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65" calcext:value-type="float">
            <text:p>6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94" calcext:value-type="float">
            <text:p>1,794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94" calcext:value-type="float">
            <text:p>1,59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716" calcext:value-type="float">
            <text:p>7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00" calcext:value-type="float">
            <text:p>20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46" calcext:value-type="float">
            <text:p>34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9" calcext:value-type="float">
            <text:p>10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70" calcext:value-type="float">
            <text:p>37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1" calcext:value-type="float">
            <text:p>9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49" calcext:value-type="float">
            <text:p>2,149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3" calcext:value-type="float">
            <text:p>1,73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710" calcext:value-type="float">
            <text:p>71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16" calcext:value-type="float">
            <text:p>4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33" calcext:value-type="float">
            <text:p>33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27" calcext:value-type="float">
            <text:p>22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37" calcext:value-type="float">
            <text:p>1,137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77" calcext:value-type="float">
            <text:p>37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89" calcext:value-type="float">
            <text:p>18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40" calcext:value-type="float">
            <text:p>1,040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2" table:style-name="ce32" office:value-type="float" office:value="29" calcext:value-type="float">
            <text:p>2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4" calcext:value-type="float">
            <text:p>87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216" calcext:value-type="float">
            <text:p>2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66" calcext:value-type="float">
            <text:p>16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92" calcext:value-type="float">
            <text:p>9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5" calcext:value-type="float">
            <text:p>8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24" calcext:value-type="float">
            <text:p>12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1" calcext:value-type="float">
            <text:p>8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10" calcext:value-type="float">
            <text:p>11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8" calcext:value-type="float">
            <text:p>20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82" calcext:value-type="float">
            <text:p>182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71" calcext:value-type="float">
            <text:p>7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6" calcext:value-type="float">
            <text:p>10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6" calcext:value-type="float">
            <text:p>10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77" calcext:value-type="float">
            <text:p>7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05" calcext:value-type="float">
            <text:p>10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51" calcext:value-type="float">
            <text:p>75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96" calcext:value-type="float">
            <text:p>9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1" calcext:value-type="float">
            <text:p>8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8" calcext:value-type="float">
            <text:p>19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78" calcext:value-type="float">
            <text:p>17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0" calcext:value-type="float">
            <text:p>9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8" calcext:value-type="float">
            <text:p>8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